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50000006E02EC6A87.png" manifest:media-type="image/png"/>
  <manifest:file-entry manifest:full-path="Pictures/100000010000057500000219DC79D311.png" manifest:media-type="image/png"/>
  <manifest:file-entry manifest:full-path="Pictures/1000000100000200000000BBFF1BB5A8.png" manifest:media-type="image/png"/>
  <manifest:file-entry manifest:full-path="Pictures/100000010000006F000000A62BC9E1A2.png" manifest:media-type="image/png"/>
  <manifest:file-entry manifest:full-path="Pictures/10000001000000B2000000A56B1352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14.355cm" loext:decorative="false"/>
    </style:style>
    <style:style style:name="gr2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11.415cm" loext:decorative="false"/>
    </style:style>
    <style:style style:name="gr3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8.64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6" style:family="graphic" style:parent-style-name="standard">
      <style:graphic-properties draw:fill="solid" draw:fill-color="#ffbf00" draw:textarea-horizontal-align="justify" draw:textarea-vertical-align="middle" draw:auto-grow-height="false" fo:min-height="0.768cm" fo:min-width="0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6.1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55cm" svg:height="14.605cm" svg:x="5.08cm" svg:y="0.635cm">
          <draw:text-box>
            <text:p/>
          </draw:text-box>
        </draw:frame>
        <draw:frame draw:style-name="gr2" draw:text-style-name="P1" draw:layer="layout" svg:width="18.259cm" svg:height="11.665cm" svg:x="6.506cm" svg:y="2.305cm">
          <draw:text-box>
            <text:p/>
          </draw:text-box>
        </draw:frame>
        <draw:frame draw:style-name="gr3" draw:text-style-name="P1" draw:layer="layout" svg:width="14.605cm" svg:height="8.89cm" svg:x="8.255cm" svg:y="3.91cm">
          <draw:text-box>
            <text:p/>
          </draw:text-box>
        </draw:frame>
        <draw:frame draw:style-name="gr4" draw:text-style-name="P2" draw:layer="layout" svg:width="1.614cm" svg:height="1.496cm" svg:x="6.641cm" svg:y="2.34cm">
          <draw:image xlink:href="Pictures/10000001000000B2000000A56B1352D3.png" xlink:type="simple" xlink:show="embed" xlink:actuate="onLoad" draw:mime-type="image/png">
            <text:p/>
          </draw:image>
        </draw:frame>
        <draw:frame draw:style-name="gr5" draw:text-style-name="P3" draw:layer="layout" svg:width="3.81cm" svg:height="0.763cm" svg:x="13.87cm" svg:y="13.335cm">
          <draw:text-box>
            <text:p><text:span text:style-name="T1"><text:s/></text:span><text:span text:style-name="T1">Port <text:s text:c="6"/>8050</text:span></text:p>
          </draw:text-box>
        </draw:frame>
        <draw:custom-shape draw:style-name="gr6" draw:text-style-name="P4" draw:layer="layout" svg:width="0.635cm" svg:height="1.27cm" svg:x="15.24cm" svg:y="13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81cm" svg:height="0.763cm" svg:x="14.07cm" svg:y="14.605cm">
          <draw:text-box>
            <text:p><text:span text:style-name="T1">Port <text:s text:c="6"/>8050</text:span></text:p>
          </draw:text-box>
        </draw:frame>
        <draw:frame draw:style-name="gr4" draw:text-style-name="P2" draw:layer="layout" svg:width="1.083cm" svg:height="1.62cm" svg:x="5.158cm" svg:y="0.685cm">
          <draw:image xlink:href="Pictures/100000010000006F000000A62BC9E1A2.png" xlink:type="simple" xlink:show="embed" xlink:actuate="onLoad" draw:mime-type="image/png">
            <text:p/>
          </draw:image>
        </draw:frame>
        <draw:frame draw:style-name="gr7" draw:text-style-name="P5" draw:layer="layout" svg:width="4.267cm" svg:height="1.558cm" svg:x="8.303cm" svg:y="3.94cm">
          <draw:image xlink:href="Pictures/1000000100000200000000BBFF1BB5A8.png" xlink:type="simple" xlink:show="embed" xlink:actuate="onLoad" draw:mime-type="image/png">
            <text:p/>
          </draw:image>
        </draw:frame>
        <draw:frame draw:style-name="gr8" draw:text-style-name="P1" draw:layer="layout" svg:width="13.335cm" svg:height="6.35cm" svg:x="8.89cm" svg:y="5.715cm">
          <draw:text-box>
            <text:p/>
          </draw:text-box>
        </draw:frame>
        <draw:frame draw:style-name="gr7" draw:text-style-name="P5" draw:layer="layout" svg:width="5.8cm" svg:height="1.098cm" svg:x="8.99cm" svg:y="5.787cm">
          <draw:image xlink:href="Pictures/10000001000002450000006E02EC6A87.png" xlink:type="simple" xlink:show="embed" xlink:actuate="onLoad" draw:mime-type="image/png">
            <text:p/>
          </draw:image>
        </draw:frame>
        <draw:frame draw:style-name="gr7" draw:text-style-name="P5" draw:layer="layout" svg:width="13.2cm" svg:height="5.074cm" svg:x="8.89cm" svg:y="6.974cm">
          <draw:image xlink:href="Pictures/100000010000057500000219DC79D31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8:50.723262717</meta:creation-date>
    <dc:date>2025-07-28T21:57:49.531237499</dc:date>
    <meta:editing-duration>PT8M59S</meta:editing-duration>
    <meta:editing-cycles>1</meta:editing-cycles>
    <meta:document-statistic meta:object-count="35"/>
    <meta:generator>LibreOffice/24.2.7.2$Linux_X86_64 LibreOffice_project/420$Build-2</meta:generator>
  </office:meta>
</office:document-meta>
</file>